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string" calcext:value-type="string">
            <text:p>ABCD</text:p>
          </table:table-cell>
          <table:table-cell office:value-type="float" office:value="1020304" calcext:value-type="float">
            <text:p>1020304</text:p>
          </table:table-cell>
          <table:table-cell/>
          <table:table-cell office:value-type="string" calcext:value-type="string">
            <text:p>Начало алфавита</text:p>
          </table:table-cell>
        </table:table-row>
        <table:table-row table:style-name="ro1">
          <table:table-cell office:value-type="string" calcext:value-type="string">
            <text:p>EFGH</text:p>
          </table:table-cell>
          <table:table-cell office:value-type="float" office:value="5060708" calcext:value-type="float">
            <text:p>5060708</text:p>
          </table:table-cell>
          <table:table-cell/>
          <table:table-cell office:value-type="string" calcext:value-type="string">
            <text:p>Середина алфавита</text:p>
          </table:table-cell>
        </table:table-row>
        <table:table-row table:style-name="ro1">
          <table:table-cell office:value-type="string" calcext:value-type="string">
            <text:p>ZYXW</text:p>
          </table:table-cell>
          <table:table-cell office:value-type="float" office:value="26252423" calcext:value-type="float">
            <text:p>26252423</text:p>
          </table:table-cell>
          <table:table-cell/>
          <table:table-cell office:value-type="string" calcext:value-type="string">
            <text:p>Конец алфавит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4:55:44.1107371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15:41:27.247996821</meta:creation-date>
    <dc:date>2020-09-25T14:56:11.083062817</dc:date>
    <meta:editing-duration>PT8M18S</meta:editing-duration>
    <meta:editing-cycles>3</meta:editing-cycles>
    <meta:generator>LibreOffice/6.4.5.2$Linux_X86_64 LibreOffice_project/40$Build-2</meta:generator>
    <meta:document-statistic meta:table-count="1" meta:cell-count="12" meta:object-count="0"/>
  </office:meta>
</office:document-meta>
</file>